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opacity="25%" draw:textarea-vertical-align="middle" draw:shadow-opacity="25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6" style:family="graphic" style:parent-style-name="standard">
      <style:graphic-properties draw:fill-color="#ffffcc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1cm" svg:height="8cm" svg:x="2cm" svg:y="1.6cm">
          <text:p text:style-name="P1">Webling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2" draw:layer="layout" svg:width="4.7cm" svg:height="3.8cm" svg:x="2.9cm" svg:y="4.5cm">
          <text:p text:style-name="P2">W.Spend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4.7cm" svg:height="3.8cm" svg:x="8.1cm" svg:y="4.4cm">
          <text:p text:style-name="P2">W.Mitglieder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4.7cm" svg:height="3.8cm" svg:x="13.3cm" svg:y="4.4cm">
          <text:p text:style-name="P2">W.Events</text:p>
          <text:p text:style-name="P2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1" draw:text-style-name="P1" draw:layer="layout" svg:width="17.1cm" svg:height="13cm" svg:x="2cm" svg:y="11.7cm">
          <text:p text:style-name="P1">Raspberry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2" xml:id="id1" draw:id="id1" draw:layer="layout" svg:width="4cm" svg:height="6cm" svg:x="2.9cm" svg:y="17.7cm">
          <text:p text:style-name="P2">R.ID</text:p>
          <text:p text:style-name="P2">W.Name</text:p>
          <text:p text:style-name="P2">R.genutzt</text:p>
          <text:p text:style-name="P2">W.Betrag</text:p>
          <text:p text:style-name="P2">W.will_msg</text:p>
        </draw:rect>
        <draw:custom-shape draw:style-name="gr2" draw:text-style-name="P2" draw:layer="layout" svg:width="4.7cm" svg:height="3.8cm" svg:x="2.9cm" svg:y="14.6cm">
          <text:p text:style-name="P2">R.Spend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3" draw:text-style-name="P2" xml:id="id3" draw:id="id3" draw:layer="layout" svg:width="4cm" svg:height="6cm" svg:x="8.1cm" svg:y="17.7cm">
          <text:p text:style-name="P2">R.ID</text:p>
          <text:p text:style-name="P2">W.Name</text:p>
          <text:p text:style-name="P2">W.kosten</text:p>
          <text:p text:style-name="P2">R.gedeckt</text:p>
        </draw:rect>
        <draw:custom-shape draw:style-name="gr2" draw:text-style-name="P2" draw:layer="layout" svg:width="4.7cm" svg:height="3.8cm" svg:x="8.1cm" svg:y="14.5cm">
          <text:p text:style-name="P2">R.Ev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3" draw:text-style-name="P2" xml:id="id2" draw:id="id2" draw:layer="layout" svg:width="4cm" svg:height="6cm" svg:x="13.3cm" svg:y="17.6cm">
          <text:p text:style-name="P2">R.Spend_ID</text:p>
          <text:p text:style-name="P2">R.Event_ID</text:p>
          <text:p text:style-name="P2">R.betrag</text:p>
        </draw:rect>
        <draw:custom-shape draw:style-name="gr2" draw:text-style-name="P2" draw:layer="layout" svg:width="4.7cm" svg:height="3.8cm" svg:x="13.3cm" svg:y="14.5cm">
          <text:p text:style-name="P2">R.Übersich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2" draw:layer="layout" svg:x1="5.2cm" svg:y1="8.1cm" svg:x2="5.2cm" svg:y2="14.6cm">
          <text:p/>
        </draw:line>
        <draw:line draw:style-name="gr4" draw:text-style-name="P2" draw:layer="layout" svg:x1="10.2cm" svg:y1="8cm" svg:x2="5.4cm" svg:y2="14.5cm">
          <text:p/>
        </draw:line>
        <draw:line draw:style-name="gr4" draw:text-style-name="P2" draw:layer="layout" svg:x1="15.7cm" svg:y1="7.9cm" svg:x2="10.4cm" svg:y2="14.5cm">
          <text:p/>
        </draw:line>
        <draw:connector draw:style-name="gr5" draw:text-style-name="P2" draw:layer="layout" draw:type="curve" svg:x1="4.9cm" svg:y1="23.7cm" svg:x2="15.3cm" svg:y2="23.6cm" draw:start-shape="id1" draw:start-glue-point="2" draw:end-shape="id2" draw:end-glue-point="2" svg:d="M4900 23700c0 751 10400 801 10400-100">
          <text:p/>
        </draw:connector>
        <draw:connector draw:style-name="gr5" draw:text-style-name="P2" draw:layer="layout" draw:type="curve" svg:x1="10.1cm" svg:y1="23.7cm" svg:x2="15.3cm" svg:y2="23.6cm" draw:start-shape="id3" draw:start-glue-point="2" draw:end-shape="id2" svg:d="M10100 23700c0 751 5200 801 5200-100">
          <text:p/>
        </draw:connector>
        <draw:rect draw:style-name="gr6" draw:text-style-name="P2" draw:layer="layout" svg:width="17.1cm" svg:height="3cm" svg:x="2cm" svg:y="25.4cm">
          <text:p text:style-name="P2"><text:span text:style-name="T1">Die App überträgt neue Daten auf den Raspy. </text:span></text:p>
          <text:p text:style-name="P2"><text:span text:style-name="T2">Außerdem verteilt sie die Gelder und schickt E-Mails, wenn</text:span></text:p>
          <text:p text:style-name="P2"><text:span text:style-name="T2">Genutzt = Betrag.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Kettl</meta:initial-creator>
    <meta:creation-date>2019-05-22T13:10:48.70</meta:creation-date>
    <dc:date>2019-05-22T13:30:38.04</dc:date>
    <dc:creator>Matthias Kettl</dc:creator>
    <meta:editing-duration>PT4M39S</meta:editing-duration>
    <meta:editing-cycles>1</meta:editing-cycles>
    <meta:document-statistic meta:object-count="17"/>
    <meta:generator>OpenOffice/4.1.6$Win32 OpenOffice.org_project/416m1$Build-9790</meta:generator>
  </office:meta>
</office:document-meta>
</file>